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E000002E4D79799B1.png" manifest:media-type="image/png"/>
  <manifest:file-entry manifest:full-path="Pictures/100000010000029D0000003F6C9B525F.png" manifest:media-type="image/png"/>
  <manifest:file-entry manifest:full-path="Pictures/100000010000030E000002E410A273F0.png" manifest:media-type="image/png"/>
  <manifest:file-entry manifest:full-path="Pictures/100000010000030E000002E4613249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ec9" officeooo:paragraph-rsid="001dfec9"/>
    </style:style>
    <style:style style:name="P2" style:family="paragraph" style:parent-style-name="Standard">
      <style:text-properties officeooo:rsid="001ef6be" officeooo:paragraph-rsid="001ef6b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’sakni Noam TD 1</text:p>
      <text:p text:style-name="P1">Tableur : </text:p>
      <text:p text:style-name="P2">1.1.4</text:p>
      <text:p text:style-name="P2"/>
      <text:p text:style-name="P2"/>
      <text:p text:style-name="P2"/>
      <text:p text:style-name="P2"/>
      <text:p text:style-name="P2"><draw:frame draw:style-name="fr1" draw:name="Image1" text:anchor-type="char" svg:width="17cm" svg:height="16.087cm" draw:z-index="0"><draw:image xlink:href="Pictures/100000010000030E000002E4613249CC.png" xlink:type="simple" xlink:show="embed" xlink:actuate="onLoad" draw:mime-type="image/png"/></draw:frame><draw:frame draw:style-name="fr2" draw:name="Image2" text:anchor-type="char" svg:x="-1.905cm" svg:y="6.306cm" svg:width="12.187cm" svg:height="11.532cm" draw:z-index="1"><draw:image xlink:href="Pictures/100000010000030E000002E410A273F0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><text:s/></text:p>
      <text:p text:style-name="P2"/>
      <text:p text:style-name="P2">1.2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cm" svg:height="16.087cm" draw:z-index="2"><draw:image xlink:href="Pictures/100000010000030E000002E4D79799B1.png" xlink:type="simple" xlink:show="embed" xlink:actuate="onLoad" draw:mime-type="image/png"/></draw:frame><text:s/></text:p>
      <text:p text:style-name="P2"/>
      <text:p text:style-name="P2"><draw:frame draw:style-name="fr3" draw:name="Image4" text:anchor-type="char" svg:width="17cm" svg:height="1.6cm" draw:z-index="3"><draw:image xlink:href="Pictures/100000010000029D0000003F6C9B525F.png" xlink:type="simple" xlink:show="embed" xlink:actuate="onLoad" draw:mime-type="image/png"/></draw:frame><text:s text:c="4"/></text:p>
      <text:p text:style-name="P2"/>
      <text:p text:style-name="P2"/>
      <text:p text:style-name="P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09:42:09.055875331</meta:creation-date>
    <dc:date>2025-10-07T12:20:50.874363389</dc:date>
    <meta:editing-duration>PT2H16M2S</meta:editing-duration>
    <meta:editing-cycles>1</meta:editing-cycles>
    <meta:document-statistic meta:table-count="0" meta:image-count="4" meta:object-count="0" meta:page-count="2" meta:paragraph-count="9" meta:word-count="8" meta:character-count="44" meta:non-whitespace-character-count="30"/>
    <meta:generator>LibreOffice/25.8.1.1$Linux_X86_64 LibreOffice_project/54047653041915e595ad4e45cccea684809c77b5</meta:generator>
  </office:meta>
</office:document-meta>
</file>